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5-01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4-01-0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3-01-0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1-01-0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20-01-02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8-12-31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8-01-0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7-01-04 21:19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6-01-04 15:5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5-01-05 15:4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4-01-07 15:3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3-01-08 14:4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2-01-04 22:06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1-01-03 16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10-01-05 04:1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9-01-06 15:1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8-01-10 16:4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7-01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6-01-03 15:5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5-01-04 14:2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4-01-06 22:0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3-01-10 22:5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3-01-10 20:2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2-01-07 20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1-01-06 18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2000-01-06 17:26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9-01-22 16:47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9-01-05 17:4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8-01-07 14:5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7-01-06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6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3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2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2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1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1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0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0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0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89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2100363002</text:p>
          </table:table-cell>
          <table:table-cell office:value-type="string" calcext:value-type="string">
            <text:p>198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